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list-style-name="L7">
      <style:text-properties style:font-name="Calibri"/>
    </style:style>
    <style:style style:name="T1" style:family="text">
      <style:text-properties style:text-position="33% 80%"/>
    </style:style>
    <style:style style:name="T2" style:family="text">
      <style:text-properties officeooo:rsid="000a1ad8"/>
    </style:style>
    <style:style style:name="T3" style:family="text">
      <style:text-properties officeooo:rsid="000c4df5"/>
    </style:style>
    <style:style style:name="T4" style:family="text">
      <style:text-properties officeooo:rsid="000e4a00"/>
    </style:style>
    <style:style style:name="T5" style:family="text">
      <style:text-properties officeooo:rsid="000f3b36"/>
    </style:style>
    <style:style style:name="T6" style:family="text">
      <style:text-properties fo:color="#000080" loext:opacity="100%" fo:language="zxx" fo:country="none" style:text-underline-style="solid" style:text-underline-width="auto" style:text-underline-color="font-color" officeooo:rsid="000f3b36" style:language-asian="zxx" style:country-asian="none" style:language-complex="zxx" style:country-complex="none"/>
    </style:style>
    <style:style style:name="T7" style:family="text">
      <style:text-properties fo:color="#000080" loext:opacity="100%" fo:language="zxx" fo:country="none" style:text-underline-style="none" officeooo:rsid="000f3b36" style:language-asian="zxx" style:country-asian="none" style:language-complex="zxx" style:country-complex="none"/>
    </style:style>
    <style:style style:name="T8" style:family="text">
      <style:text-properties style:text-underline-style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'eau douce est une eau dont la salinité faible permet la consommation. C'est l'eau des rivières, des lacs, de pluie, des glaciers, ... par opposition à l'eau de mer. C'est un critère de potabilité essentiel car <text:span text:style-name="T3">enlever le sel de l'eau est difficile</text:span>.</text:p>
      <text:p text:style-name="P1"/>
      <text:p text:style-name="P2"><text:span text:style-name="T4">Seulement environ 3 % de l'eau sur terre est douce.</text:span> </text:p>
      <text:p text:style-name="P1">Le volume approximatif de l'eau de la Terre (toutes les réserves d'eau du monde) est de 1 360 000 000 <text:span text:style-name="T2">km³</text:span></text:p>
      <text:p text:style-name="P1"/>
      <text:list xml:id="list320342347" text:style-name="L7">
        <text:list-item>
          <text:p text:style-name="Text_20_body">97,2 % se trouvent dans les <text:span text:style-name="T9">océans</text:span>;</text:p>
        </text:list-item>
        <text:list-item>
          <text:p text:style-name="Text_20_body">1,8 % se trouvent dans les <text:span text:style-name="T5">glaciers.</text:span></text:p>
        </text:list-item>
        <text:list-item>
          <text:p text:style-name="Text_20_body">0,9% sont des eaux souterraines ; </text:p>
        </text:list-item>
        <text:list-item>
          <text:p text:style-name="Text_20_body">0,02% sous forme d'eau douce dans les lacs, les mers intérieures et les fleuves ; </text:p>
        </text:list-item>
        <text:list-item>
          <text:p text:style-name="Text_20_body">l'équivalent de 0,001 % d'eau liquide sous forme de vapeur d'eau atmosphérique à un moment donné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22:00:38.246660299</meta:creation-date>
    <dc:date>2021-01-29T00:29:39.375794391</dc:date>
    <meta:editing-duration>PT6M46S</meta:editing-duration>
    <meta:editing-cycles>10</meta:editing-cycles>
    <meta:generator>LibreOffice/7.0.4.2$Linux_X86_64 LibreOffice_project/00$Build-2</meta:generator>
    <dc:creator>J Cercy</dc:creator>
    <meta:document-statistic meta:table-count="0" meta:image-count="0" meta:object-count="0" meta:page-count="1" meta:paragraph-count="8" meta:word-count="131" meta:character-count="695" meta:non-whitespace-character-count="575"/>
  </office:meta>
</office:document-meta>
</file>